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fo:font-size="11pt" officeooo:rsid="001eb0dc" officeooo:paragraph-rsid="001eb0dc" style:font-size-asian="11pt" style:font-size-complex="11pt"/>
    </style:style>
    <style:style style:name="P2" style:family="paragraph" style:parent-style-name="Text_20_body">
      <style:text-properties style:font-name="Liberation Sans" fo:font-size="11pt" officeooo:paragraph-rsid="001dbdf0" style:font-size-asian="11pt" style:font-size-complex="11pt"/>
    </style:style>
    <style:style style:name="P3" style:family="paragraph" style:parent-style-name="Text_20_body">
      <style:text-properties style:font-name="Liberation Sans" fo:font-size="11pt" officeooo:rsid="0025ac77" officeooo:paragraph-rsid="0025ac77" style:font-size-asian="11pt" style:font-size-complex="11pt"/>
    </style:style>
    <style:style style:name="P4" style:family="paragraph" style:parent-style-name="Text_20_body">
      <style:text-properties style:font-name="Liberation Sans" fo:font-size="11pt" officeooo:rsid="0025ac77" officeooo:paragraph-rsid="0025ac77" style:font-size-asian="11pt" style:font-size-complex="11pt"/>
    </style:style>
    <style:style style:name="P5" style:family="paragraph" style:parent-style-name="Text_20_body">
      <style:text-properties style:font-name="Liberation Sans" fo:font-size="11pt" officeooo:rsid="0031ff11" officeooo:paragraph-rsid="0031ff11" style:font-size-asian="11pt" style:font-size-complex="11pt"/>
    </style:style>
    <style:style style:name="P6" style:family="paragraph" style:parent-style-name="Text_20_body">
      <style:text-properties style:font-name="Liberation Sans" fo:font-size="11pt" officeooo:rsid="00367df7" officeooo:paragraph-rsid="00367df7" style:font-size-asian="11pt" style:font-size-complex="11pt"/>
    </style:style>
    <style:style style:name="P7" style:family="paragraph" style:parent-style-name="Heading_20_3">
      <style:text-properties style:font-name="Liberation Sans" fo:font-size="11pt" officeooo:rsid="001eb0dc" officeooo:paragraph-rsid="001dbdf0" style:font-size-asian="11pt" style:font-size-complex="11pt"/>
    </style:style>
    <style:style style:name="T1" style:family="text">
      <style:text-properties officeooo:rsid="00205b62"/>
    </style:style>
    <style:style style:name="T2" style:family="text">
      <style:text-properties officeooo:rsid="0025ebf3"/>
    </style:style>
    <style:style style:name="T3" style:family="text">
      <style:text-properties officeooo:rsid="0026d110"/>
    </style:style>
    <style:style style:name="T4" style:family="text">
      <style:text-properties officeooo:rsid="002dd476"/>
    </style:style>
    <style:style style:name="T5" style:family="text">
      <style:text-properties officeooo:rsid="0032a838"/>
    </style:style>
    <style:style style:name="T6" style:family="text">
      <style:text-properties officeooo:rsid="00370c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An investigation into implicit and explicit concurrency in Java.</text:h>
      <text:p text:style-name="P1">Explicit concurrency (or explicit parallelism) is <text:span text:style-name="T1">a feature of a programming language that give the programmer the</text:span> ability to control the concurrency of a program by <text:span text:style-name="T1">indicating which parts of it should be treated as such. In contrast, implicit concurrency is the inherent property of a programming language that allows it to handle code execution concurrently without the need of a programmer to specify how.</text:span></text:p>
      <text:p text:style-name="P3">An example of explicit concurrency is the concept of Threads in Java. Threads are concurrently executing <text:span text:style-name="T2">processes</text:span> <text:span text:style-name="T2">within </text:span>a<text:span text:style-name="T4">n application, sharing</text:span> the same state and memory space. <text:span text:style-name="T3">By default, all applications written in java will have one main thread handling code execution. To make a program execute code concurrently, the programmer must instantiate a new instance of the Thread class which will then run the code asynchronously in the new thread. To instantiate the new Thread, you must fulfil the contract defined by the “Runnable” interface, implementing a “run()” method where you place the code you want to run. </text:span></text:p>
      <text:p text:style-name="P5">When developing <text:span text:style-name="T5">a</text:span> concurrent application, there are a number of issues you have to deal <text:span text:style-name="T5">due to the fact that resources are shared and code being executed simultaenously may try to access these resources simultaenously. Two of these being starvation and deadlock, the former is when a thread is “starved” of resources, waiting for them to become available and the latter is when two threads are waiting on each other to do something.</text:span></text:p>
      <text:p text:style-name="P6">With threading in Java, </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4:01:33.129793862</meta:creation-date>
    <dc:date>2015-10-24T16:30:29.303685839</dc:date>
    <meta:editing-duration>PT1H42M12S</meta:editing-duration>
    <meta:editing-cycles>27</meta:editing-cycles>
    <meta:generator>LibreOffice/4.4.5.2$Linux_X86_64 LibreOffice_project/40$Build-2</meta:generator>
    <meta:document-statistic meta:table-count="0" meta:image-count="0" meta:object-count="0" meta:page-count="1" meta:paragraph-count="5" meta:word-count="250" meta:character-count="1547" meta:non-whitespace-character-count="1300"/>
  </office:meta>
</office:document-meta>
</file>